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7f48" officeooo:paragraph-rsid="00167f48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fo:font-weight="bold" officeooo:rsid="00167f48" officeooo:paragraph-rsid="001ad0a0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fo:font-weight="bold" officeooo:rsid="00167f48" officeooo:paragraph-rsid="00167f48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fo:font-weight="bold" officeooo:rsid="0021d191" officeooo:paragraph-rsid="0021d19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e150" style:font-weight-asian="normal" style:font-weight-complex="normal"/>
    </style:style>
    <style:style style:name="T3" style:family="text">
      <style:text-properties fo:font-weight="normal" officeooo:rsid="0020cfb9" style:font-weight-asian="normal" style:font-weight-complex="normal"/>
    </style:style>
    <style:style style:name="T4" style:family="text">
      <style:text-properties fo:font-weight="normal" officeooo:rsid="0021d191" style:font-weight-asian="normal" style:font-weight-complex="normal"/>
    </style:style>
    <style:style style:name="T5" style:family="text">
      <style:text-properties fo:font-weight="normal" officeooo:rsid="0022bb34" style:font-weight-asian="normal" style:font-weight-complex="normal"/>
    </style:style>
    <style:style style:name="T6" style:family="text">
      <style:text-properties officeooo:rsid="00183543"/>
    </style:style>
    <style:style style:name="T7" style:family="text">
      <style:text-properties style:font-name="Linux Libertine O" fo:font-weight="normal" officeooo:rsid="00183543" style:font-weight-asian="normal" style:font-weight-complex="normal"/>
    </style:style>
    <style:style style:name="T8" style:family="text">
      <style:text-properties style:font-name="Linux Libertine O" fo:font-weight="normal" officeooo:rsid="001a1426" style:font-weight-asian="normal" style:font-weight-complex="normal"/>
    </style:style>
    <style:style style:name="T9" style:family="text">
      <style:text-properties style:font-name="Linux Libertine O" fo:font-weight="normal" officeooo:rsid="001ad0a0" style:font-weight-asian="normal" style:font-weight-complex="normal"/>
    </style:style>
    <style:style style:name="T10" style:family="text">
      <style:text-properties style:font-name="Linux Libertine O" fo:font-weight="normal" officeooo:rsid="001c7dae" style:font-weight-asian="normal" style:font-weight-complex="normal"/>
    </style:style>
    <style:style style:name="T11" style:family="text">
      <style:text-properties style:font-name="Linux Libertine O" fo:font-weight="normal" officeooo:rsid="001d7155" style:font-weight-asian="normal" style:font-weight-complex="normal"/>
    </style:style>
    <style:style style:name="T12" style:family="text">
      <style:text-properties officeooo:rsid="001c7dae"/>
    </style:style>
    <style:style style:name="T13" style:family="text">
      <style:text-properties officeooo:rsid="0020cfb9"/>
    </style:style>
    <style:style style:name="T14" style:family="text">
      <style:text-properties officeooo:rsid="0022bb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eca Proposal Outline</text:p>
      <text:p text:style-name="P1"/>
      <text:p text:style-name="P1"><text:tab/>- Background ( Given by Dr. Phillips )</text:p>
      <text:p text:style-name="P1"/>
      <text:p text:style-name="P1"><text:tab/>- Specific Aim: “... <text:span text:style-name="T12">our specific aim is </text:span>to develop and test a holographic reduced representation engine for integration with the Working Memory toolkit.”</text:p>
      <text:p text:style-name="P1"/>
      <text:p text:style-name="P3"><text:tab/><text:span text:style-name="T3">Work on this project can be separated into three phases:</text:span></text:p>
      <text:p text:style-name="P3"><text:span text:style-name="T3"><text:tab/></text:span><text:span text:style-name="T13">1) Gathering information / background for HRRs and HRR generation.</text:span><text:span text:style-name="T3"> I will need to spend the first month of this project researching methods for generating Holographic Reduced Representations, and manipulating them using circular convolution. I will </text:span><text:span text:style-name="T4">identify the</text:span><text:span text:style-name="T3"> mathematical formulas </text:span><text:span text:style-name="T4">necessary</text:span><text:span text:style-name="T3"> and </text:span><text:span text:style-name="T4">organize the steps required to achieve encoding and decoding of HRRs.</text:span></text:p>
      <text:p text:style-name="P4"><text:tab/>2) Developing a conjunctive encoding engine.<text:span text:style-name="T1"> Eventually, I will have enough information to write the algorithm for conjunctively encoding HRRs, and will create a library in C++ that can be included in any future projects.</text:span></text:p>
      <text:p text:style-name="P4"><text:tab/>3) Developing a conjunctive decoding engine.<text:span text:style-name="T1"> As decoding is much more complicated than encoding, I will create the decoding capabilities of the engine last. Using the information gathered in Phase 1, I will write and optimize the algorithm for decoding HRRs, and add it to the HRR generation engine created in Phase 2.</text:span></text:p>
      <text:p text:style-name="P4"><text:span text:style-name="T1"><text:tab/>Finally, the engine can be added to the Working Memory toolkit, where it can be utilized to automate the concept encoding process of developing working memory models, and thus </text:span><text:span text:style-name="T5">make designing models in the toolkit more user-friendly for researchers in the fields of AI and the cognitive sciences.</text:span></text:p>
      <text:p text:style-name="P2"><text:span text:style-name="T7"><text:tab/>Through this project, I will gain experience </text:span><text:span text:style-name="T10">using research methods</text:span><text:span text:style-name="T7"> </text:span><text:span text:style-name="T8">in the field of artificial intelligence</text:span><text:span text:style-name="T7"> </text:span><text:span text:style-name="T8">a</text:span><text:span text:style-name="T10">s well as</text:span><text:span text:style-name="T8"> developing software that utilizes machine learning algorithms. The skills I obtain from working on this project will be especially useful in my future academic career</text:span><text:span text:style-name="T11">.</text:span><text:span text:style-name="T8"> I </text:span><text:span text:style-name="T9">am writing my undergraduate </text:span><text:span text:style-name="T11">Honors t</text:span><text:span text:style-name="T9">hesis on our results</text:span><text:span text:style-name="T10">.</text:span><text:span text:style-name="T9"> This will be beneficial when I pursue</text:span><text:span text:style-name="T8"> a Doctorate of Philosophy in Computer Science, </text:span><text:span text:style-name="T9">after which I will</text:span><text:span text:style-name="T8"> continue research in Neural </text:span><text:soft-page-break/><text:span text:style-name="T8">Networks and machine learning </text:span><text:span text:style-name="T9">methods</text:span><text:span text:style-name="T8"> based on biol</text:span><text:span text:style-name="T9">ogical systems</text:span><text:span text:style-name="T8"> while </text:span><text:span text:style-name="T9">also </text:span><text:span text:style-name="T8">teaching at the university level.</text:span></text:p>
      <text:p text:style-name="P2"><text:span text:style-name="T8"/></text:p>
      <text:p text:style-name="P1"><text:tab/>- Gan<text:span text:style-name="T6">t</text:span>t Chart ( timeline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yson Dubois</meta:initial-creator>
    <meta:creation-date>2016-01-19T19:10:48.062908222</meta:creation-date>
    <dc:date>2016-01-19T22:47:39.630233316</dc:date>
    <dc:creator>Grayson Dubois</dc:creator>
    <meta:editing-duration>PT35M6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10" meta:word-count="332" meta:character-count="2095" meta:non-whitespace-character-count="1764"/>
  </office:meta>
</office:document-meta>
</file>